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svg:stroke-opacity="100%" draw:fill-color="#deebf7" draw:textarea-horizontal-align="justify" draw:textarea-vertical-align="middle" draw:auto-grow-height="false" fo:min-height="0.206cm" fo:min-width="2.75cm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28cm" svg:stroke-color="#08519c" draw:marker-start-width="0.242cm" draw:marker-end="Rounded_20_short_20_Arrow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852cm"/>
    </style:style>
    <style:style style:name="gr6" style:family="graphic" style:parent-style-name="standard">
      <style:graphic-properties svg:stroke-width="0.053cm" svg:stroke-color="#ffffff" draw:marker-start-width="0.279cm" draw:marker-end-width="0.279cm" svg:stroke-opacity="100%" draw:fill-color="#deebf7" draw:textarea-horizontal-align="justify" draw:textarea-vertical-align="middle" draw:auto-grow-height="false" fo:min-height="0.258cm" fo:min-width="2.802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deebf7" draw:marker-start-width="0.252cm" draw:marker-end-width="0.252cm" svg:stroke-opacity="100%" draw:fill-color="#9ecae1" draw:textarea-horizontal-align="justify" draw:textarea-vertical-align="middle" draw:auto-grow-height="false" fo:min-height="0.037cm" fo:min-width="2.73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deebf7" draw:marker-start-width="0.252cm" draw:marker-end-width="0.252cm" draw:fill-color="#9ecae1" draw:textarea-horizontal-align="justify" draw:textarea-vertical-align="middle" draw:auto-grow-height="false" fo:min-height="0.612cm" fo:min-width="2.75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deebf7" draw:marker-start-width="0.252cm" draw:marker-end-width="0.252cm" draw:fill-color="#9ecae1" draw:textarea-horizontal-align="justify" draw:textarea-vertical-align="middle" draw:auto-grow-height="false" fo:min-height="0.12cm" fo:min-width="2.75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deebf7" draw:marker-start-width="0.252cm" draw:marker-end-width="0.252cm" draw:fill-color="#9ecae1" draw:textarea-horizontal-align="justify" draw:textarea-vertical-align="middle" draw:auto-grow-height="false" fo:min-height="0.122cm" fo:min-width="2.75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deebf7" draw:marker-start-width="0.252cm" draw:marker-end-width="0.252cm" draw:fill-color="#9ecae1" draw:textarea-horizontal-align="justify" draw:textarea-vertical-align="middle" draw:auto-grow-height="false" fo:min-height="0.491cm" fo:min-width="2.751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53cm" svg:stroke-color="#ffffff" draw:marker-start-width="0.279cm" draw:marker-end-width="0.279cm" svg:stroke-opacity="50%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deebf7" draw:marker-start-width="0.252cm" draw:marker-end-width="0.252cm" svg:stroke-opacity="100%" draw:fill-color="#9ecae1" draw:textarea-horizontal-align="justify" draw:textarea-vertical-align="middle" draw:auto-grow-height="false" fo:min-height="0.973cm" fo:min-width="2.717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deebf7" draw:marker-start-width="0.252cm" draw:marker-end-width="0.252cm" draw:fill-color="#9ecae1" draw:textarea-horizontal-align="justify" draw:textarea-vertical-align="middle" draw:auto-grow-height="false" fo:min-height="0.097cm" fo:min-width="2.717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deebf7" draw:marker-start-width="0.252cm" draw:marker-end-width="0.252cm" draw:fill-color="#9ecae1" draw:textarea-horizontal-align="justify" draw:textarea-vertical-align="middle" draw:auto-grow-height="false" fo:min-height="0.478cm" fo:min-width="2.717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deebf7" draw:marker-start-width="0.252cm" draw:marker-end-width="0.252cm" draw:fill-color="#9ecae1" draw:textarea-horizontal-align="justify" draw:textarea-vertical-align="middle" draw:auto-grow-height="false" fo:min-height="0.088cm" fo:min-width="2.717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deebf7" draw:marker-start-width="0.252cm" draw:marker-end-width="0.252cm" draw:fill-color="#9ecae1" draw:textarea-horizontal-align="justify" draw:textarea-vertical-align="middle" draw:auto-grow-height="false" fo:min-height="0.457cm" fo:min-width="2.717cm" fo:padding-top="0.142cm" fo:padding-bottom="0.142cm" fo:padding-left="0.267cm" fo:padding-right="0.267cm"/>
    </style:style>
    <style:style style:name="P1" style:family="paragraph">
      <loext:graphic-properties draw:fill-color="#deebf7"/>
      <style:paragraph-properties fo:text-align="center"/>
      <style:text-properties fo:color="#08306b"/>
    </style:style>
    <style:style style:name="P2" style:family="paragraph">
      <loext:graphic-properties draw:fill="none"/>
      <style:paragraph-properties fo:text-align="center"/>
      <style:text-properties fo:color="#08306b"/>
    </style:style>
    <style:style style:name="P3" style:family="paragraph">
      <style:text-properties fo:color="#08306b" fo:font-size="12pt" style:font-size-asian="12pt" style:font-size-complex="12pt"/>
    </style:style>
    <style:style style:name="P4" style:family="paragraph">
      <loext:graphic-properties draw:fill="none" draw:fill-color="#ffffff"/>
      <style:text-properties fo:color="#08306b" fo:font-size="12pt" style:font-size-asian="12pt" style:font-size-complex="12pt"/>
    </style:style>
    <style:style style:name="P5" style:family="paragraph">
      <style:text-properties fo:color="#08306b"/>
    </style:style>
    <style:style style:name="P6" style:family="paragraph">
      <loext:graphic-properties draw:fill="none" draw:fill-color="#ffffff"/>
      <style:text-properties fo:color="#08306b" fo:font-size="14pt" style:font-size-asian="14pt" style:font-size-complex="14pt"/>
    </style:style>
    <style:style style:name="P7" style:family="paragraph">
      <style:text-properties fo:color="#08306b" fo:font-size="13pt"/>
    </style:style>
    <style:style style:name="P8" style:family="paragraph">
      <loext:graphic-properties draw:fill="none" draw:fill-color="#ffffff"/>
      <style:text-properties fo:color="#08306b" fo:font-size="13pt" style:font-size-asian="14pt" style:font-size-complex="14pt"/>
    </style:style>
    <style:style style:name="P9" style:family="paragraph">
      <style:paragraph-properties fo:text-align="center"/>
      <style:text-properties fo:color="#08306b"/>
    </style:style>
    <style:style style:name="P10" style:family="paragraph">
      <loext:graphic-properties draw:fill-color="#9ecae1"/>
      <style:paragraph-properties fo:text-align="center"/>
      <style:text-properties fo:color="#08306b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508cm" svg:x="10.01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18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08cm" svg:y="9.90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78cm" svg:y1="4.293cm" svg:x2="8.88cm" svg:y2="4.293cm">
          <text:p/>
        </draw:line>
        <draw:line draw:style-name="gr2" draw:text-style-name="P2" draw:layer="layout" svg:x1="5.578cm" svg:y1="4.801cm" svg:x2="8.88cm" svg:y2="4.801cm">
          <text:p/>
        </draw:line>
        <draw:line draw:style-name="gr2" draw:text-style-name="P2" draw:layer="layout" svg:x1="5.578cm" svg:y1="5.309cm" svg:x2="8.88cm" svg:y2="5.309cm">
          <text:p/>
        </draw:line>
        <draw:line draw:style-name="gr2" draw:text-style-name="P2" draw:layer="layout" svg:x1="5.578cm" svg:y1="5.817cm" svg:x2="8.88cm" svg:y2="5.817cm">
          <text:p/>
        </draw:line>
        <draw:line draw:style-name="gr2" draw:text-style-name="P2" draw:layer="layout" svg:x1="5.578cm" svg:y1="6.325cm" svg:x2="8.88cm" svg:y2="6.325cm">
          <text:p/>
        </draw:line>
        <draw:line draw:style-name="gr2" draw:text-style-name="P2" draw:layer="layout" svg:x1="5.578cm" svg:y1="6.833cm" svg:x2="8.88cm" svg:y2="6.833cm">
          <text:p/>
        </draw:line>
        <draw:line draw:style-name="gr2" draw:text-style-name="P2" draw:layer="layout" svg:x1="5.578cm" svg:y1="7.341cm" svg:x2="8.88cm" svg:y2="7.341cm">
          <text:p/>
        </draw:line>
        <draw:line draw:style-name="gr2" draw:text-style-name="P2" draw:layer="layout" svg:x1="5.578cm" svg:y1="7.849cm" svg:x2="8.88cm" svg:y2="7.849cm">
          <text:p/>
        </draw:line>
        <draw:line draw:style-name="gr2" draw:text-style-name="P2" draw:layer="layout" svg:x1="5.578cm" svg:y1="8.357cm" svg:x2="8.88cm" svg:y2="8.357cm">
          <text:p/>
        </draw:line>
        <draw:line draw:style-name="gr2" draw:text-style-name="P2" draw:layer="layout" svg:x1="5.578cm" svg:y1="8.865cm" svg:x2="8.88cm" svg:y2="8.865cm">
          <text:p/>
        </draw:line>
        <draw:line draw:style-name="gr2" draw:text-style-name="P2" draw:layer="layout" svg:x1="5.578cm" svg:y1="9.373cm" svg:x2="8.88cm" svg:y2="9.373cm">
          <text:p/>
        </draw:line>
        <draw:line draw:style-name="gr2" draw:text-style-name="P2" draw:layer="layout" svg:x1="5.578cm" svg:y1="9.881cm" svg:x2="8.88cm" svg:y2="9.881cm">
          <text:p/>
        </draw:line>
        <draw:line draw:style-name="gr3" draw:text-style-name="P2" draw:layer="layout" svg:x1="4.547cm" svg:y1="3.048cm" svg:x2="5.461cm" svg:y2="3.048cm">
          <text:p/>
        </draw:line>
        <draw:line draw:style-name="gr3" draw:text-style-name="P2" draw:layer="layout" svg:x1="4.572cm" svg:y1="3.56cm" svg:x2="5.461cm" svg:y2="4.585cm">
          <text:p/>
        </draw:line>
        <draw:line draw:style-name="gr3" draw:text-style-name="P2" draw:layer="layout" svg:x1="4.572cm" svg:y1="4.072cm" svg:x2="5.461cm" svg:y2="3.56cm">
          <text:p/>
        </draw:line>
        <draw:line draw:style-name="gr3" draw:text-style-name="P2" draw:layer="layout" svg:x1="4.572cm" svg:y1="7.633cm" svg:x2="5.461cm" svg:y2="6.096cm">
          <text:p/>
        </draw:line>
        <draw:line draw:style-name="gr3" draw:text-style-name="P2" draw:layer="layout" svg:x1="4.572cm" svg:y1="8.171cm" svg:x2="5.461cm" svg:y2="7.62cm">
          <text:p/>
        </draw:line>
        <draw:line draw:style-name="gr3" draw:text-style-name="P2" draw:layer="layout" svg:x1="4.572cm" svg:y1="8.636cm" svg:x2="5.461cm" svg:y2="8.636cm">
          <text:p/>
        </draw:line>
        <draw:line draw:style-name="gr3" draw:text-style-name="P2" draw:layer="layout" svg:x1="4.572cm" svg:y1="9.652cm" svg:x2="5.462cm" svg:y2="9.67cm">
          <text:p/>
        </draw:line>
        <draw:line draw:style-name="gr3" draw:text-style-name="P2" draw:layer="layout" svg:x1="4.572cm" svg:y1="10.604cm" svg:x2="5.461cm" svg:y2="9.144cm">
          <text:p/>
        </draw:line>
        <draw:line draw:style-name="gr3" draw:text-style-name="P2" draw:layer="layout" svg:x1="9.906cm" svg:y1="3.048cm" svg:x2="9.017cm" svg:y2="4.064cm">
          <text:p/>
        </draw:line>
        <draw:line draw:style-name="gr3" draw:text-style-name="P2" draw:layer="layout" svg:x1="9.906cm" svg:y1="7.62cm" svg:x2="9.017cm" svg:y2="6.604cm">
          <text:p/>
        </draw:line>
        <draw:line draw:style-name="gr3" draw:text-style-name="P2" draw:layer="layout" svg:x1="9.906cm" svg:y1="8.636cm" svg:x2="9.017cm" svg:y2="8.128cm">
          <text:p/>
        </draw:line>
        <draw:line draw:style-name="gr3" draw:text-style-name="P2" draw:layer="layout" svg:x1="9.906cm" svg:y1="9.652cm" svg:x2="9.017cm" svg:y2="9.652cm">
          <text:p/>
        </draw:line>
        <draw:line draw:style-name="gr3" draw:text-style-name="P2" draw:layer="layout" svg:x1="9.906cm" svg:y1="10.16cm" svg:x2="9.017cm" svg:y2="10.16cm">
          <text:p/>
        </draw:line>
        <draw:line draw:style-name="gr3" draw:text-style-name="P2" draw:layer="layout" svg:x1="9.906cm" svg:y1="10.668cm" svg:x2="9.017cm" svg:y2="9.144cm">
          <text:p/>
        </draw:line>
        <draw:line draw:style-name="gr3" draw:text-style-name="P2" draw:layer="layout" svg:x1="9.906cm" svg:y1="7.112cm" svg:x2="9.017cm" svg:y2="7.112cm">
          <text:p/>
        </draw:line>
        <draw:frame draw:style-name="gr4" draw:text-style-name="P4" draw:layer="layout" svg:width="3.8cm" svg:height="1.361cm" svg:x="0.991cm" svg:y="0.773cm">
          <draw:text-box>
            <text:p text:style-name="P3"><text:span text:style-name="T1">Virtual </text:span><text:span text:style-name="T2">address</text:span></text:p>
            <text:p text:style-name="P3"><text:span text:style-name="T1">space #1</text:span></text:p>
          </draw:text-box>
        </draw:frame>
        <draw:frame draw:style-name="gr4" draw:text-style-name="P6" draw:layer="layout" svg:width="3.8cm" svg:height="1.361cm" svg:x="9.779cm" svg:y="0.762cm">
          <draw:text-box>
            <text:p text:style-name="P5"><text:span text:style-name="T2">Virtual</text:span><text:span text:style-name="T1"> address</text:span></text:p>
            <text:p text:style-name="P5"><text:span text:style-name="T1">space</text:span><text:span text:style-name="T1"> #2</text:span></text:p>
          </draw:text-box>
        </draw:frame>
        <draw:frame draw:style-name="gr5" draw:text-style-name="P8" draw:layer="layout" svg:width="2.352cm" svg:height="1.361cm" svg:x="6.01cm" svg:y="1.245cm">
          <draw:text-box>
            <text:p text:style-name="P7"><text:span text:style-name="T3">Physical</text:span></text:p>
            <text:p text:style-name="P7"><text:span text:style-name="T3">memory</text:span></text:p>
          </draw:text-box>
        </draw:frame>
        <draw:custom-shape draw:style-name="gr6" draw:text-style-name="P1" draw:layer="layout" svg:width="3.302cm" svg:height="0.508cm" svg:x="5.58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601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5.588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0.016cm" svg:y="3.3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251cm" svg:height="0.305cm" svg:x="10.033cm" svg:y="2.807cm">
          <text:p text:style-name="P9"><text:span text:style-name="T4">stack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251cm" svg:height="0.862cm" svg:x="10.033cm" svg:y="7.012cm">
          <text:p text:style-name="P9"><text:span text:style-name="T4">hea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251cm" svg:height="0.37cm" svg:x="10.033cm" svg:y="8.52cm">
          <text:p text:style-name="P9"><text:span text:style-name="T4">glob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251cm" svg:height="0.372cm" svg:x="10.033cm" svg:y="9.525cm">
          <text:p text:style-name="P9"><text:span text:style-name="T4">static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251cm" svg:height="0.741cm" svg:x="10.033cm" svg:y="10.177cm">
          <text:p text:style-name="P9"><text:span text:style-name="T4">code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0.033cm" svg:y1="10.414cm" svg:x2="13.335cm" svg:y2="10.414cm">
          <text:p/>
        </draw:line>
        <draw:line draw:style-name="gr12" draw:text-style-name="P2" draw:layer="layout" svg:x1="10.033cm" svg:y1="7.366cm" svg:x2="13.335cm" svg:y2="7.366cm">
          <text:p/>
        </draw:line>
        <draw:custom-shape draw:style-name="gr1" draw:text-style-name="P1" draw:layer="layout" svg:width="3.302cm" svg:height="0.508cm" svg:x="1.153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53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43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508cm" svg:x="1.151cm" svg:y="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251cm" svg:height="1.257cm" svg:x="1.168cm" svg:y="2.807cm">
          <text:p text:style-name="P9"><text:span text:style-name="T4">sta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251cm" svg:height="0.381cm" svg:x="1.168cm" svg:y="7.493cm">
          <text:p text:style-name="P9"><text:span text:style-name="T4">heap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251cm" svg:height="0.762cm" svg:x="1.168cm" svg:y="8.128cm">
          <text:p text:style-name="P9"><text:span text:style-name="T4">globals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251cm" svg:height="0.372cm" svg:x="1.168cm" svg:y="9.525cm">
          <text:p text:style-name="P9"><text:span text:style-name="T4">static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251cm" svg:height="0.741cm" svg:x="1.168cm" svg:y="10.177cm">
          <text:p text:style-name="P9"><text:span text:style-name="T4">code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.168cm" svg:y1="10.414cm" svg:x2="4.47cm" svg:y2="10.414cm">
          <text:p/>
        </draw:line>
        <draw:line draw:style-name="gr12" draw:text-style-name="P2" draw:layer="layout" svg:x1="1.168cm" svg:y1="7.366cm" svg:x2="4.47cm" svg:y2="7.366cm">
          <text:p/>
        </draw:line>
        <draw:line draw:style-name="gr12" draw:text-style-name="P2" draw:layer="layout" svg:x1="1.154cm" svg:y1="3.302cm" svg:x2="4.456cm" svg:y2="3.302cm">
          <text:p/>
        </draw:line>
        <draw:line draw:style-name="gr12" draw:text-style-name="P2" draw:layer="layout" svg:x1="1.154cm" svg:y1="3.81cm" svg:x2="4.456cm" svg:y2="3.81cm">
          <text:p/>
        </draw:line>
        <draw:line draw:style-name="gr12" draw:text-style-name="P2" draw:layer="layout" svg:x1="1.154cm" svg:y1="8.382cm" svg:x2="4.456cm" svg:y2="8.382cm">
          <text:p/>
        </draw:line>
        <draw:line draw:style-name="gr3" draw:text-style-name="P2" draw:layer="layout" svg:x1="4.612cm" svg:y1="10.16cm" svg:x2="5.502cm" svg:y2="10.1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05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4:21:31.258210410</meta:creation-date>
    <dc:date>2018-02-20T12:40:47.897924918</dc:date>
    <meta:editing-duration>P6DT14H16M33S</meta:editing-duration>
    <meta:editing-cycles>9</meta:editing-cycles>
    <meta:generator>LibreOffice/5.0.3.2$Linux_X86_64 LibreOffice_project/00m0$Build-2</meta:generator>
    <meta:print-date>2018-02-20T12:35:07.012444959</meta:print-date>
    <meta:document-statistic meta:object-count="97"/>
  </office:meta>
</office:document-meta>
</file>